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9in" svg:height="3.5449in" svg:x="6.9587in" svg:y="0.8264in">
            <draw:object draw:notify-on-update-of-ranges="Sheet1.A10:Sheet1.A13 Sheet1.B9:Sheet1.B9 Sheet1.B10:Sheet1.B13 Sheet1.C9:Sheet1.C9 Sheet1.C10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INSTRUCTIONS EXECUTED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naïve</text:p>
          </table:table-cell>
          <table:table-cell table:style-name="ce1" office:value-type="string" calcext:value-type="string">
            <text:p>Opt-war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80x460</text:p>
          </table:table-cell>
          <table:table-cell office:value-type="float" office:value="371952" calcext:value-type="float">
            <text:p>371952</text:p>
          </table:table-cell>
          <table:table-cell office:value-type="float" office:value="377856" calcext:value-type="float">
            <text:p>377856</text:p>
          </table:table-cell>
          <table:table-cell office:value-type="string" calcext:value-type="string">
            <text:p>Executa més instruccions la versió optimitzada tot I no utilitzar las inst. SIMD emulades / Canvi de mapping de threads: +threads +inst (calcul index, control de condicio, etc...)</text:p>
          </table:table-cell>
        </table:table-row>
        <table:table-row table:style-name="ro1">
          <table:table-cell table:style-name="ce1" office:value-type="string" calcext:value-type="string">
            <text:p>1280x853</text:p>
          </table:table-cell>
          <table:table-cell office:value-type="float" office:value="848688" calcext:value-type="float">
            <text:p>848688</text:p>
          </table:table-cell>
          <table:table-cell office:value-type="float" office:value="860928" calcext:value-type="float">
            <text:p>86092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ME (us)</text:p>
          </table:table-cell>
          <table:covered-table-cell table:style-name="ce1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naïve</text:p>
          </table:table-cell>
          <table:table-cell table:style-name="ce1" office:value-type="string" calcext:value-type="string">
            <text:p>Opt-war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20x2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980x46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string" calcext:value-type="string">
            <text:p>1280x853</text:p>
          </table:table-cell>
          <table:table-cell office:value-type="float" office:value="343" calcext:value-type="float">
            <text:p>343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1" office:value-type="string" calcext:value-type="string">
            <text:p>2272x1704</text:p>
          </table:table-cell>
          <table:table-cell office:value-type="float" office:value="1000" calcext:value-type="float">
            <text:p>100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STRUCTIONS EXECUTED PER WARP</text:p>
          </table:table-cell>
          <table:covered-table-cell table:style-name="ce1"/>
          <table:covered-table-cell/>
        </table:table-row>
        <table:table-row table:style-name="ro1">
          <table:table-cell/>
          <table:table-cell table:style-name="ce1" office:value-type="string" calcext:value-type="string">
            <text:p>naïve</text:p>
          </table:table-cell>
          <table:table-cell table:style-name="ce1" office:value-type="string" calcext:value-type="string">
            <text:p>Opt-warp</text:p>
          </table:table-cell>
          <table:table-cell/>
        </table:table-row>
        <table:table-row table:style-name="ro1">
          <table:table-cell table:style-name="ce1" office:value-type="string" calcext:value-type="string">
            <text:p>1280x853</text:p>
          </table:table-cell>
          <table:table-cell table:style-name="ce2" office:value-type="float" office:value="1499.8" calcext:value-type="float">
            <text:p>1.50E+00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aquest kernel, les instruccions per warp son independents del tamany del 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 que als warps s'els hi assigna la mateixa quantitat de treball independenden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 tamany de les dades d'entrad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 aquest cas canvia perque el mapping de threads és diferents en el cas naïve I el optWar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6:16:11.807420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5:51:26.069892091</meta:creation-date>
    <dc:date>2015-10-23T16:23:15.122387363</dc:date>
    <meta:editing-duration>PT4M55S</meta:editing-duration>
    <meta:editing-cycles>3</meta:editing-cycles>
    <meta:generator>LibreOffice/4.2.8.2$Linux_X86_64 LibreOffice_project/42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line" chart:style-name="ch1">
        <chart:title svg:x="6.646cm" svg:y="0.344cm" chart:style-name="ch2">
          <text:p>Opt vs naive</text:p>
        </chart:title>
        <chart:legend chart:legend-position="end" svg:x="13.303cm" svg:y="3.954cm" style:legend-expansion="high" chart:style-name="ch3"/>
        <chart:plot-area chart:style-name="ch4" table:cell-range-address="Sheet1.A10:Sheet1.C13 Sheet1.B9:Sheet1.C9" chart:data-source-has-labels="both" svg:x="1.331cm" svg:y="1.301cm" svg:width="11.652cm" svg:height="6.543cm">
          <chartooo:coordinate-region svg:x="2.323cm" svg:y="1.501cm" svg:width="9.825cm" svg:height="5.696cm"/>
          <chart:axis chart:dimension="x" chart:name="primary-x" chart:style-name="ch5" chartooo:axis-type="auto">
            <chartooo:date-scale/>
            <chart:title svg:x="6.809cm" svg:y="8.024cm" chart:style-name="ch6">
              <text:p>size</text:p>
            </chart:title>
            <chart:categories table:cell-range-address="Sheet1.A10:Sheet1.A13"/>
          </chart:axis>
          <chart:axis chart:dimension="y" chart:name="primary-y" chart:style-name="ch5">
            <chart:title svg:x="0.451cm" svg:y="5.251cm" chart:style-name="ch7">
              <text:p>time (us)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line">
            <chart:data-point chart:repeated="4"/>
          </chart:series>
          <chart:series chart:style-name="ch10" chart:values-cell-range-address="Sheet1.C10:Sheet1.C13" chart:label-cell-address="Sheet1.C9:Sheet1.C9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</text:p>
                <draw:g>
                  <svg:desc>Sheet1.B9:Sheet1.B9</svg:desc>
                </draw:g>
              </table:table-cell>
              <table:table-cell office:value-type="string">
                <text:p>Opt-warp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10:Sheet1.A13</svg:desc>
                </draw:g>
              </table:table-cell>
              <table:table-cell office:value-type="float" office:value="15">
                <text:p>15</text:p>
                <draw:g>
                  <svg:desc>Sheet1.B10:Sheet1.B13</svg:desc>
                </draw:g>
              </table:table-cell>
              <table:table-cell office:value-type="float" office:value="11">
                <text:p>11</text:p>
                <draw:g>
                  <svg:desc>Sheet1.C10:Sheet1.C13</svg:desc>
                </draw:g>
              </table:table-cell>
            </table:table-row>
            <table:table-row>
              <table:table-cell office:value-type="string">
                <text:p>980x460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80x853</text:p>
              </table:table-cell>
              <table:table-cell office:value-type="float" office:value="343">
                <text:p>3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72x1704</text:p>
              </table:table-cell>
              <table:table-cell office:value-type="float" office:value="1000">
                <text:p>100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